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Replacements/Object 7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2" style:family="paragraph" style:parent-style-name="Standard">
      <style:text-properties officeooo:rsid="00d6a833" officeooo:paragraph-rsid="005a8606"/>
    </style:style>
    <style:style style:name="P3" style:family="paragraph" style:parent-style-name="Standard">
      <style:text-properties officeooo:rsid="00227c02" officeooo:paragraph-rsid="005a8606"/>
    </style:style>
    <style:style style:name="P4" style:family="paragraph" style:parent-style-name="Standard">
      <style:text-properties officeooo:rsid="00299a37" officeooo:paragraph-rsid="005a8606"/>
    </style:style>
    <style:style style:name="P5" style:family="paragraph" style:parent-style-name="Standard">
      <style:text-properties fo:font-weight="bold" officeooo:rsid="005c9d06" officeooo:paragraph-rsid="005a8606" style:font-weight-asian="bold" style:font-weight-complex="bold"/>
    </style:style>
    <style:style style:name="P6" style:family="paragraph" style:parent-style-name="Standard">
      <style:text-properties fo:font-weight="bold" officeooo:rsid="0066724c" officeooo:paragraph-rsid="0066724c" style:font-weight-asian="bold" style:font-weight-complex="bold"/>
    </style:style>
    <style:style style:name="P7" style:family="paragraph" style:parent-style-name="Standard">
      <style:text-properties fo:font-weight="bold" officeooo:rsid="0066724c" officeooo:paragraph-rsid="00683a62" style:font-weight-asian="bold" style:font-weight-complex="bold"/>
    </style:style>
    <style:style style:name="P8" style:family="paragraph" style:parent-style-name="Standard">
      <style:text-properties fo:font-style="italic" fo:font-weight="bold" officeooo:rsid="00689d13" officeooo:paragraph-rsid="005a8606" style:font-style-asian="italic" style:font-weight-asian="bold" style:font-style-complex="italic" style:font-weight-complex="bold"/>
    </style:style>
    <style:style style:name="P9" style:family="paragraph" style:parent-style-name="Standard">
      <style:text-properties officeooo:rsid="005a9ec1" officeooo:paragraph-rsid="005a8606"/>
    </style:style>
    <style:style style:name="P10" style:family="paragraph" style:parent-style-name="Standard">
      <style:text-properties officeooo:rsid="005c9d06" officeooo:paragraph-rsid="005a8606"/>
    </style:style>
    <style:style style:name="P11" style:family="paragraph" style:parent-style-name="Standard">
      <style:text-properties officeooo:rsid="00668f43" officeooo:paragraph-rsid="005a8606"/>
    </style:style>
    <style:style style:name="P12" style:family="paragraph" style:parent-style-name="Standard">
      <style:text-properties officeooo:rsid="00685b31" officeooo:paragraph-rsid="005a8606"/>
    </style:style>
    <style:style style:name="P13" style:family="paragraph" style:parent-style-name="Standard">
      <style:text-properties officeooo:rsid="00689d13" officeooo:paragraph-rsid="005a8606"/>
    </style:style>
    <style:style style:name="P14" style:family="paragraph" style:parent-style-name="Standard">
      <style:text-properties officeooo:rsid="007b3077" officeooo:paragraph-rsid="005a8606"/>
    </style:style>
    <style:style style:name="P15" style:family="paragraph" style:parent-style-name="Standard">
      <style:text-properties fo:font-size="12pt" fo:font-weight="normal" officeooo:rsid="00d6a833" officeooo:paragraph-rsid="005a8606" style:font-size-asian="12pt" style:font-weight-asian="normal" style:font-size-complex="12pt" style:font-weight-complex="normal"/>
    </style:style>
    <style:style style:name="P16" style:family="paragraph" style:parent-style-name="Standard">
      <style:text-properties officeooo:paragraph-rsid="005a8606"/>
    </style:style>
    <style:style style:name="P17" style:family="paragraph" style:parent-style-name="Standard">
      <style:text-properties officeooo:paragraph-rsid="001ad2b2"/>
    </style:style>
    <style:style style:name="P18" style:family="paragraph" style:parent-style-name="Standard">
      <style:text-properties officeooo:rsid="0065a184" officeooo:paragraph-rsid="0065a184"/>
    </style:style>
    <style:style style:name="P19" style:family="paragraph" style:parent-style-name="Standard">
      <style:text-properties officeooo:rsid="0066724c" officeooo:paragraph-rsid="0066724c"/>
    </style:style>
    <style:style style:name="P20" style:family="paragraph" style:parent-style-name="Standard">
      <style:text-properties officeooo:rsid="0066724c" officeooo:paragraph-rsid="00683a62"/>
    </style:style>
    <style:style style:name="P21" style:family="paragraph" style:parent-style-name="Standard">
      <style:text-properties officeooo:rsid="0066724c" officeooo:paragraph-rsid="006d639d"/>
    </style:style>
    <style:style style:name="P22" style:family="paragraph" style:parent-style-name="Standard">
      <style:text-properties officeooo:rsid="00687392" officeooo:paragraph-rsid="00687392"/>
    </style:style>
    <style:style style:name="P23" style:family="paragraph" style:parent-style-name="Standard">
      <style:text-properties officeooo:rsid="0069dcbf" officeooo:paragraph-rsid="0069dcbf"/>
    </style:style>
    <style:style style:name="P24" style:family="paragraph" style:parent-style-name="Standard">
      <style:text-properties officeooo:rsid="0069dcbf" officeooo:paragraph-rsid="006bb840"/>
    </style:style>
    <style:style style:name="P25" style:family="paragraph" style:parent-style-name="Standard">
      <style:text-properties officeooo:rsid="0069dcbf" officeooo:paragraph-rsid="006cb8d3"/>
    </style:style>
    <style:style style:name="P26" style:family="paragraph" style:parent-style-name="Standard">
      <style:text-properties officeooo:rsid="0069dcbf" officeooo:paragraph-rsid="006d639d"/>
    </style:style>
    <style:style style:name="P27" style:family="paragraph" style:parent-style-name="Standard">
      <style:text-properties officeooo:rsid="0069dcbf" officeooo:paragraph-rsid="006edf68"/>
    </style:style>
    <style:style style:name="P28" style:family="paragraph" style:parent-style-name="Standard">
      <style:text-properties officeooo:rsid="0069dcbf" officeooo:paragraph-rsid="0070777d"/>
    </style:style>
    <style:style style:name="P29" style:family="paragraph" style:parent-style-name="Standard">
      <style:text-properties fo:font-weight="normal" officeooo:rsid="0069dcbf" officeooo:paragraph-rsid="006e9b3f" style:font-weight-asian="normal" style:font-weight-complex="normal"/>
    </style:style>
    <style:style style:name="P30" style:family="paragraph" style:parent-style-name="Standard">
      <style:text-properties fo:font-weight="normal" officeooo:rsid="0069dcbf" officeooo:paragraph-rsid="006edf68" style:font-weight-asian="normal" style:font-weight-complex="normal"/>
    </style:style>
    <style:style style:name="P31" style:family="paragraph" style:parent-style-name="Standard">
      <style:text-properties fo:font-weight="normal" officeooo:rsid="0069dcbf" officeooo:paragraph-rsid="0070777d" style:font-weight-asian="normal" style:font-weight-complex="normal"/>
    </style:style>
    <style:style style:name="P32" style:family="paragraph" style:parent-style-name="Standard">
      <style:text-properties fo:font-size="13pt" fo:font-weight="bold" officeooo:rsid="001d0a89" officeooo:paragraph-rsid="001ad2b2" style:font-size-asian="13pt" style:font-weight-asian="bold" style:font-size-complex="13pt" style:font-weight-complex="bold"/>
    </style:style>
    <style:style style:name="P33" style:family="paragraph" style:parent-style-name="Standard">
      <style:text-properties fo:font-size="13pt" fo:font-weight="bold" officeooo:rsid="00643e34" officeooo:paragraph-rsid="001ad2b2" style:font-size-asian="13pt" style:font-weight-asian="bold" style:font-size-complex="13pt" style:font-weight-complex="bold"/>
    </style:style>
    <style:style style:name="P34" style:family="paragraph" style:parent-style-name="Standard">
      <style:text-properties fo:font-size="13pt" fo:font-weight="normal" officeooo:rsid="006e9b3f" officeooo:paragraph-rsid="006e9b3f" style:font-size-asian="13pt" style:font-weight-asian="normal" style:font-size-complex="13pt" style:font-weight-complex="normal"/>
    </style:style>
    <style:style style:name="P35" style:family="paragraph" style:parent-style-name="Standard">
      <style:text-properties fo:font-size="13pt" fo:font-weight="normal" officeooo:rsid="006e9b3f" officeooo:paragraph-rsid="0070777d" style:font-size-asian="13pt" style:font-weight-asian="normal" style:font-size-complex="13pt" style:font-weight-complex="normal"/>
    </style:style>
    <style:style style:name="P36" style:family="paragraph" style:parent-style-name="Standard">
      <style:text-properties fo:font-size="13pt" fo:font-weight="normal" officeooo:rsid="006edf68" officeooo:paragraph-rsid="006edf68" style:font-size-asian="13pt" style:font-weight-asian="normal" style:font-size-complex="13pt" style:font-weight-complex="normal"/>
    </style:style>
    <style:style style:name="P37" style:family="paragraph" style:parent-style-name="Standard">
      <style:text-properties fo:font-weight="bold" officeooo:rsid="0069dcbf" officeooo:paragraph-rsid="006edf68" style:font-weight-asian="bold" style:font-weight-complex="bold"/>
    </style:style>
    <style:style style:name="P38" style:family="paragraph" style:parent-style-name="Standard">
      <style:text-properties officeooo:rsid="00d6a833" officeooo:paragraph-rsid="006edf68"/>
    </style:style>
    <style:style style:name="P39" style:family="paragraph" style:parent-style-name="Header">
      <style:paragraph-properties fo:text-align="center" style:justify-single-word="false"/>
      <style:text-properties fo:font-size="13pt" fo:font-weight="bold" officeooo:rsid="00633bb0" officeooo:paragraph-rsid="00633bb0" style:font-size-asian="13pt" style:font-weight-asian="bold" style:font-size-complex="13pt" style:font-weight-complex="bold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bold" officeooo:rsid="001d0a89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d6a833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58a5f5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559535" style:font-size-asian="13pt" style:font-weight-asian="bold" style:font-size-complex="13pt" style:font-weight-complex="bold"/>
    </style:style>
    <style:style style:name="T6" style:family="text">
      <style:text-properties fo:font-size="13pt" fo:font-weight="bold" officeooo:rsid="006ca4a6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06a8379" style:font-size-asian="13pt" style:font-weight-asian="bold" style:font-size-complex="13pt" style:font-weight-complex="bold"/>
    </style:style>
    <style:style style:name="T8" style:family="text">
      <style:text-properties fo:font-size="13pt" fo:font-weight="bold" officeooo:rsid="005a8606" style:font-size-asian="13pt" style:font-weight-asian="bold" style:font-size-complex="13pt" style:font-weight-complex="bold"/>
    </style:style>
    <style:style style:name="T9" style:family="text">
      <style:text-properties fo:font-size="13pt" fo:font-weight="bold" officeooo:rsid="00643e34" style:font-size-asian="13pt" style:font-weight-asian="bold" style:font-size-complex="13pt" style:font-weight-complex="bold"/>
    </style:style>
    <style:style style:name="T10" style:family="text">
      <style:text-properties fo:font-size="13pt" fo:font-weight="bold" officeooo:rsid="006cb8d3" style:font-size-asian="13pt" style:font-weight-asian="bold" style:font-size-complex="13pt" style:font-weight-complex="bold"/>
    </style:style>
    <style:style style:name="T11" style:family="text">
      <style:text-properties fo:font-size="13pt" fo:font-weight="bold" officeooo:rsid="006d639d" style:font-size-asian="13pt" style:font-weight-asian="bold" style:font-size-complex="13pt" style:font-weight-complex="bold"/>
    </style:style>
    <style:style style:name="T12" style:family="text">
      <style:text-properties fo:font-size="13pt" fo:font-weight="bold" officeooo:rsid="0051c2c7" style:font-size-asian="13pt" style:font-weight-asian="bold" style:font-size-complex="13pt" style:font-weight-complex="bold"/>
    </style:style>
    <style:style style:name="T13" style:family="text">
      <style:text-properties fo:font-size="13pt" officeooo:rsid="00643e34" style:font-size-asian="13pt" style:font-size-complex="13pt"/>
    </style:style>
    <style:style style:name="T14" style:family="text">
      <style:text-properties fo:font-size="13pt" officeooo:rsid="006e9b3f" style:font-size-asian="13pt" style:font-size-complex="13pt"/>
    </style:style>
    <style:style style:name="T15" style:family="text">
      <style:text-properties fo:font-size="13pt" officeooo:rsid="006edf68" style:font-size-asian="13pt" style:font-size-complex="13pt"/>
    </style:style>
    <style:style style:name="T16" style:family="text">
      <style:text-properties officeooo:rsid="0051c2c7"/>
    </style:style>
    <style:style style:name="T17" style:family="text">
      <style:text-properties officeooo:rsid="005f9ff5"/>
    </style:style>
    <style:style style:name="T18" style:family="text">
      <style:text-properties officeooo:rsid="001d0a89"/>
    </style:style>
    <style:style style:name="T19" style:family="text">
      <style:text-properties officeooo:rsid="0058a5f5"/>
    </style:style>
    <style:style style:name="T20" style:family="text">
      <style:text-properties officeooo:rsid="005a0304"/>
    </style:style>
    <style:style style:name="T21" style:family="text">
      <style:text-properties officeooo:rsid="005a9ec1"/>
    </style:style>
    <style:style style:name="T22" style:family="text">
      <style:text-properties officeooo:rsid="005e31e1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5c9d06" style:font-weight-asian="bold" style:font-weight-complex="bold"/>
    </style:style>
    <style:style style:name="T25" style:family="text">
      <style:text-properties fo:font-weight="bold" officeooo:rsid="00685b31" style:font-weight-asian="bold" style:font-weight-complex="bold"/>
    </style:style>
    <style:style style:name="T26" style:family="text">
      <style:text-properties fo:font-weight="bold" officeooo:rsid="006bb840" style:font-weight-asian="bold" style:font-weight-complex="bold"/>
    </style:style>
    <style:style style:name="T27" style:family="text">
      <style:text-properties fo:font-weight="bold" officeooo:rsid="006e5678" style:font-weight-asian="bold" style:font-weight-complex="bold"/>
    </style:style>
    <style:style style:name="T28" style:family="text">
      <style:text-properties fo:font-weight="bold" officeooo:rsid="006edf68" style:font-weight-asian="bold" style:font-weight-complex="bold"/>
    </style:style>
    <style:style style:name="T29" style:family="text">
      <style:text-properties fo:font-weight="bold" officeooo:rsid="0070777d" style:font-weight-asian="bold" style:font-weight-complex="bold"/>
    </style:style>
    <style:style style:name="T30" style:family="text">
      <style:text-properties officeooo:rsid="006056ea"/>
    </style:style>
    <style:style style:name="T31" style:family="text">
      <style:text-properties officeooo:rsid="00705fba"/>
    </style:style>
    <style:style style:name="T32" style:family="text">
      <style:text-properties officeooo:rsid="007aa234"/>
    </style:style>
    <style:style style:name="T33" style:family="text">
      <style:text-properties officeooo:rsid="007b3077"/>
    </style:style>
    <style:style style:name="T34" style:family="text">
      <style:text-properties officeooo:rsid="006a8379"/>
    </style:style>
    <style:style style:name="T35" style:family="text">
      <style:text-properties officeooo:rsid="006b8e57"/>
    </style:style>
    <style:style style:name="T36" style:family="text">
      <style:text-properties officeooo:rsid="005a8606"/>
    </style:style>
    <style:style style:name="T37" style:family="text">
      <style:text-properties officeooo:rsid="00683a62"/>
    </style:style>
    <style:style style:name="T38" style:family="text">
      <style:text-properties officeooo:rsid="0068739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32"/>
      <text:p text:style-name="P17"><text:span text:style-name="T2">I</text:span><text:span text:style-name="T3">-</text:span><text:span text:style-name="T11">Effectuer et r</text:span><text:span text:style-name="T9">édiger un raisonnement par récurrence pour démontrer </text:span><text:span text:style-name="T11">des propriété</text:span><text:span text:style-name="T9">s.</text:span></text:p>
      <text:p text:style-name="P33"/>
      <text:p text:style-name="P18"><text:tab/>On donne un nom, exemple <draw:frame draw:style-name="fr1" draw:name="Objet1" text:anchor-type="as-char" svg:y="-0.415cm" svg:width="1.124cm" svg:height="0.545cm" draw:z-index="0"><draw:object xlink:href="./Object 1" xlink:type="simple" xlink:show="embed" xlink:actuate="onLoad"/><draw:image xlink:href="./ObjectReplacements/Object 1" xlink:type="simple" xlink:show="embed" xlink:actuate="onLoad"/></draw:frame>, à la propriété qu’on veut démontrer.</text:p>
      <text:p text:style-name="P18"><text:tab/>Ensuite, pour montrer que la propriété <draw:frame draw:style-name="fr1" draw:name="Objet2" text:anchor-type="as-char" svg:y="-0.415cm" svg:width="1.124cm" svg:height="0.545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est vraie pour <text:s/><draw:frame draw:style-name="fr1" draw:name="Objet3" text:anchor-type="as-char" svg:y="-0.377cm" svg:width="1.08cm" svg:height="0.46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, on procède en trois étapes :</text:p>
      <text:p text:style-name="P6"><text:tab/>Étape 1 : Initialisation.</text:p>
      <text:p text:style-name="P19"><text:tab/>On montre que la propriété <draw:frame draw:style-name="fr1" draw:name="Objet4" text:anchor-type="as-char" svg:y="-0.415cm" svg:width="1.12cm" svg:height="0.545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est vraie, c’est-à dire que <draw:frame draw:style-name="fr1" draw:name="Objet5" text:anchor-type="as-char" svg:y="-0.415cm" svg:width="1.124cm" svg:height="0.545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est vraie pour <draw:frame draw:style-name="fr1" draw:name="Objet6" text:anchor-type="as-char" svg:y="-0.377cm" svg:width="1.064cm" svg:height="0.467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.</text:p>
      <text:p text:style-name="P19"/>
      <text:p text:style-name="P6"><text:tab/>Étape 2 : Hérédité.</text:p>
      <text:p text:style-name="P19"><text:tab/>On <text:span text:style-name="T37">suppose que la propriété </text:span><text:span text:style-name="T37"><draw:frame draw:style-name="fr1" draw:name="Objet7" text:anchor-type="as-char" svg:y="-0.415cm" svg:width="1.124cm" svg:height="0.545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37">est vraie et on montre que la propriété </text:span><text:span text:style-name="T37"><draw:frame draw:style-name="fr1" draw:name="Objet8" text:anchor-type="as-char" svg:y="-0.415cm" svg:width="1.64cm" svg:height="0.545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37">l’est encore.</text:span></text:p>
      <text:p text:style-name="P19"/>
      <text:p text:style-name="P7"><text:tab/>Étape <text:span text:style-name="T37">3</text:span> : <text:span text:style-name="T37">Conclusion</text:span>.</text:p>
      <text:p text:style-name="P20"><text:tab/>On <text:span text:style-name="T38">rédige alors :</text:span></text:p>
      <text:p text:style-name="P22"><text:tab/>Comme <draw:frame draw:style-name="fr1" draw:name="Objet9" text:anchor-type="as-char" svg:y="-0.415cm" svg:width="1.12cm" svg:height="0.545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est vraie et qu’il y a hérédité, <draw:frame draw:style-name="fr1" draw:name="Objet10" text:anchor-type="as-char" svg:y="-0.415cm" svg:width="1.124cm" svg:height="0.545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est vraie pour tout <draw:frame draw:style-name="fr1" draw:name="Objet11" text:anchor-type="as-char" svg:y="-0.377cm" svg:width="1.08cm" svg:height="0.467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.</text:p>
      <text:p text:style-name="P19"><text:tab/></text:p>
      <text:p text:style-name="P21"><text:span text:style-name="T2">I</text:span><text:span text:style-name="T11">I- Formules algébriques</text:span></text:p>
      <text:p text:style-name="P26"><text:tab/></text:p>
      <text:p text:style-name="P26"><text:span text:style-name="T23"><text:tab/>Exemple </text:span><text:span text:style-name="T27">II-</text:span><text:span text:style-name="T23">1 :</text:span></text:p>
      <text:p text:style-name="P23"><text:tab/>Démontrer par récurrence que pour tout <draw:frame draw:style-name="fr1" draw:name="Objet12" text:anchor-type="as-char" svg:y="-0.377cm" svg:width="1.044cm" svg:height="0.467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, <draw:frame draw:style-name="fr1" draw:name="Objet13" text:anchor-type="as-char" svg:y="-0.697cm" svg:width="6.174cm" svg:height="1.074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23"/>
      <text:p text:style-name="P23"><text:tab/><text:span text:style-name="T26">Exemple </text:span><text:span text:style-name="T27">II-</text:span><text:span text:style-name="T26">2 :</text:span></text:p>
      <text:p text:style-name="P24"><text:tab/>Démontrer par récurrence que pour tout <draw:frame draw:style-name="fr1" draw:name="Objet15" text:anchor-type="as-char" svg:y="-0.377cm" svg:width="1.044cm" svg:height="0.467cm" draw:z-index="13"><draw:object xlink:href="./Object 15" xlink:type="simple" xlink:show="embed" xlink:actuate="onLoad"/><draw:image xlink:href="./ObjectReplacements/Object 15" xlink:type="simple" xlink:show="embed" xlink:actuate="onLoad"/><svg:desc>formule</svg:desc></draw:frame>, <draw:frame draw:style-name="fr1" draw:name="Objet16" text:anchor-type="as-char" svg:y="-0.437cm" svg:width="6.248cm" svg:height="0.568cm" draw:z-index="14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23"/>
      <text:p text:style-name="P25"><text:span text:style-name="T2">I</text:span><text:span text:style-name="T11">I</text:span><text:span text:style-name="T10">I</text:span><text:span text:style-name="T3">-</text:span><text:span text:style-name="T11">P</text:span><text:span text:style-name="T10">ropriétés sur des suites</text:span><text:span text:style-name="T9">.</text:span></text:p>
      <text:p text:style-name="P37"><text:tab/></text:p>
      <text:p text:style-name="P27"><text:span text:style-name="T23"><text:tab/>Exemple </text:span><text:span text:style-name="T27">III-</text:span><text:span text:style-name="T23">1 :</text:span></text:p>
      <text:p text:style-name="P29"><text:span text:style-name="T13"><text:tab/></text:span><text:span text:style-name="T14">Soit </text:span><text:span text:style-name="T14"><draw:frame draw:style-name="fr1" draw:name="Objet17" text:anchor-type="as-char" svg:y="-0.415cm" svg:width="1.037cm" svg:height="0.568cm" draw:z-index="15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4">la suite définie par </text:span><text:span text:style-name="T14"><draw:frame draw:style-name="fr1" draw:name="Objet18" text:anchor-type="as-char" svg:y="-0.377cm" svg:width="2.604cm" svg:height="0.531cm" draw:z-index="16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14">et </text:span><text:span text:style-name="T14"><draw:frame draw:style-name="fr1" draw:name="Objet19" text:anchor-type="as-char" svg:y="-0.377cm" svg:width="2.036cm" svg:height="0.531cm" draw:z-index="17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14">. </text:span></text:p>
      <text:p text:style-name="P29"><text:span text:style-name="T14"><text:tab/>Démontrer par récurrence que pour tout </text:span><text:span text:style-name="T14"><draw:frame draw:style-name="fr1" draw:name="Objet20" text:anchor-type="as-char" svg:y="-0.377cm" svg:width="1.057cm" svg:height="0.467cm" draw:z-index="18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14">, </text:span><text:span text:style-name="T14"><draw:frame draw:style-name="fr1" draw:name="Objet21" text:anchor-type="as-char" svg:y="-0.377cm" svg:width="3.076cm" svg:height="0.531cm" draw:z-index="19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<text:p text:style-name="P34"/>
      <text:p text:style-name="P27"><text:span text:style-name="T23"><text:tab/>Exemple </text:span><text:span text:style-name="T27">III-</text:span><text:span text:style-name="T28">2</text:span><text:span text:style-name="T23">:</text:span></text:p>
      <text:p text:style-name="P30"><text:span text:style-name="T13"><text:tab/></text:span><text:span text:style-name="T14">Soit </text:span><text:span text:style-name="T14"><draw:frame draw:style-name="fr1" draw:name="Objet24" text:anchor-type="as-char" svg:y="-0.415cm" svg:width="1.037cm" svg:height="0.568cm" draw:z-index="21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14">la suite définie par </text:span><text:span text:style-name="T14"><draw:frame draw:style-name="fr1" draw:name="Objet25" text:anchor-type="as-char" svg:y="-0.697cm" svg:width="3.089cm" svg:height="1.074cm" draw:z-index="22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4">et </text:span><text:span text:style-name="T14"><draw:frame draw:style-name="fr1" draw:name="Objet28" text:anchor-type="as-char" svg:y="-0.377cm" svg:width="1.254cm" svg:height="0.531cm" draw:z-index="23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14">. </text:span></text:p>
      <text:p text:style-name="P30"><text:span text:style-name="T14"><text:tab/></text:span><text:span text:style-name="T15">a) </text:span><text:span text:style-name="T14">Démontrer par récurrence que </text:span><text:span text:style-name="T14"><draw:frame draw:style-name="fr1" draw:name="Objet23" text:anchor-type="as-char" svg:y="-0.377cm" svg:width="1.224cm" svg:height="0.531cm" draw:z-index="20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14">pour tout </text:span><text:span text:style-name="T14"><draw:frame draw:style-name="fr1" draw:name="Objet22" text:anchor-type="as-char" svg:y="-0.377cm" svg:width="1.044cm" svg:height="0.467cm" draw:z-index="24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14">.</text:span></text:p>
      <text:p text:style-name="P30"><text:span text:style-name="T14"><text:tab/></text:span><text:span text:style-name="T15">b) Déduire que la suite </text:span><text:span text:style-name="T15"><draw:frame draw:style-name="fr1" draw:name="Objet31" text:anchor-type="as-char" svg:y="-0.415cm" svg:width="1.037cm" svg:height="0.568cm" draw:z-index="25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15">est strictement croissante.</text:span></text:p>
      <text:p text:style-name="P36"/>
      <text:p text:style-name="P28"><text:span text:style-name="T23"><text:tab/>Exemple </text:span><text:span text:style-name="T27">III-</text:span><text:span text:style-name="T29">3</text:span><text:span text:style-name="T23">:</text:span></text:p>
      <text:p text:style-name="P31"><text:span text:style-name="T13"><text:tab/></text:span><text:span text:style-name="T14">Soit </text:span><text:span text:style-name="T14"><draw:frame draw:style-name="fr1" draw:name="Objet71" text:anchor-type="as-char" svg:y="-0.415cm" svg:width="1.025cm" svg:height="0.568cm" draw:z-index="27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14">la suite définie par </text:span><text:span text:style-name="T14"><draw:frame draw:style-name="fr1" draw:name="Objet72" text:anchor-type="as-char" svg:y="-0.377cm" svg:width="2.963cm" svg:height="0.531cm" draw:z-index="28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14">et </text:span><text:span text:style-name="T14"><draw:frame draw:style-name="fr1" draw:name="Objet73" text:anchor-type="as-char" svg:y="-0.377cm" svg:width="1.685cm" svg:height="0.531cm" draw:z-index="29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14">. </text:span></text:p>
      <text:p text:style-name="P31"><text:span text:style-name="T14"><text:tab/>Démontrer par récurrence que pour tout </text:span><text:span text:style-name="T14"><draw:frame draw:style-name="fr1" draw:name="Objet74" text:anchor-type="as-char" svg:y="-0.377cm" svg:width="1.057cm" svg:height="0.467cm" draw:z-index="30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14">. </text:span><text:span text:style-name="T14"><draw:frame draw:style-name="fr1" draw:name="Objet64" text:anchor-type="as-char" svg:y="-0.437cm" svg:width="2.97cm" svg:height="0.591cm" draw:z-index="26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14">.</text:span></text:p>
      <text:p text:style-name="P35"/>
      <text:p text:style-name="P38"><text:span text:style-name="T1"/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3pt" fo:font-weight="bold" officeooo:rsid="00633bb0" officeooo:paragraph-rsid="00633bb0" style:font-size-asian="13pt" style:font-weight-asian="bold" style:font-size-complex="13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AISONNEMENT PAR RÉCURRENCE</text:p>
      </style:header>
      <style:footer>
        <text:p text:style-name="MP2">Page : <text:page-number text:select-page="current">1</text:page-number><text:s/>sur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30$Build-2</meta:generator>
    <dc:date>2022-09-06T09:56:59.700094648</dc:date>
    <meta:editing-duration>PT9H13M21S</meta:editing-duration>
    <meta:editing-cycles>79</meta:editing-cycles>
    <meta:document-statistic meta:table-count="0" meta:image-count="0" meta:object-count="31" meta:page-count="1" meta:paragraph-count="31" meta:word-count="191" meta:character-count="1070" meta:non-whitespace-character-count="874"/>
  </office:meta>
</office:document-meta>
</file>

<file path=Object 1/content.xml><?xml version="1.0" encoding="utf-8"?>
<math xmlns="http://www.w3.org/1998/Math/MathML" display="block">
  <semantics>
    <mstyle mathvariant="bold">
      <mrow>
        <mi>P</mi>
        <mrow>
          <mo fence="true" form="prefix" stretchy="false">(</mo>
          <mrow>
            <mi>n</mi>
          </mrow>
          <mo fence="true" form="postfix" stretchy="false">)</mo>
        </mrow>
      </mrow>
    </mstyle>
    <annotation encoding="StarMath 5.0">bold {P(n)}</annotation>
  </semantics>
</math>
</file>

<file path=Object 10/content.xml><?xml version="1.0" encoding="utf-8"?>
<math xmlns="http://www.w3.org/1998/Math/MathML" display="block">
  <semantics>
    <mstyle mathvariant="bold">
      <mrow>
        <mi>P</mi>
        <mrow>
          <mo fence="true" form="prefix" stretchy="false">(</mo>
          <mrow>
            <mi>n</mi>
          </mrow>
          <mo fence="true" form="postfix" stretchy="false">)</mo>
        </mrow>
      </mrow>
    </mstyle>
    <annotation encoding="StarMath 5.0">bold {P(n)}</annotation>
  </semantics>
</math>
</file>

<file path=Object 11/content.xml><?xml version="1.0" encoding="utf-8"?>
<math xmlns="http://www.w3.org/1998/Math/MathML" display="block">
  <semantics>
    <mstyle mathvariant="bold">
      <mrow>
        <mi>n</mi>
        <mo stretchy="false">≥</mo>
        <mi>k</mi>
      </mrow>
    </mstyle>
    <annotation encoding="StarMath 5.0">bold {n &gt;= k}</annotation>
  </semantics>
</math>
</file>

<file path=Object 12/content.xml><?xml version="1.0" encoding="utf-8"?>
<math xmlns="http://www.w3.org/1998/Math/MathML" display="block">
  <semantics>
    <mstyle mathvariant="bold">
      <mrow>
        <mi>n</mi>
        <mo stretchy="false">≥</mo>
        <mn>1</mn>
      </mrow>
    </mstyle>
    <annotation encoding="StarMath 5.0">bold {n &gt;= 1}</annotation>
  </semantics>
</math>
</file>

<file path=Object 13/content.xml><?xml version="1.0" encoding="utf-8"?>
<math xmlns="http://www.w3.org/1998/Math/MathML" display="block">
  <semantics>
    <mstyle mathvariant="bold">
      <mrow>
        <mrow>
          <mn>1</mn>
          <mo stretchy="false">+</mo>
          <mn>2</mn>
          <mo stretchy="false">+</mo>
          <mn>3</mn>
          <mo stretchy="false">+</mo>
          <mn>4</mn>
          <mo stretchy="false">+</mo>
          <mn>5</mn>
          <mo stretchy="false">+</mo>
          <mtext> . . . </mtext>
          <mo stretchy="false">+</mo>
          <mi>n</mi>
        </mrow>
        <mrow>
          <mtext> </mtext>
          <mo stretchy="false">=</mo>
          <mfrac>
            <mrow>
              <mi>n</mi>
              <mrow>
                <mo fence="true" form="prefix" stretchy="false">(</mo>
                <mrow>
                  <mrow>
                    <mi>n</mi>
                    <mo stretchy="false">+</mo>
                    <mn>1</mn>
                  </mrow>
                </mrow>
                <mo fence="true" form="postfix" stretchy="false">)</mo>
              </mrow>
            </mrow>
            <mn>2</mn>
          </mfrac>
        </mrow>
      </mrow>
    </mstyle>
    <annotation encoding="StarMath 5.0">bold {1 + 2 + 3 + 4 + 5 + " . . . "+ n " " = {n(n +1)} over 2}</annotation>
  </semantics>
</math>
</file>

<file path=Object 15/content.xml><?xml version="1.0" encoding="utf-8"?>
<math xmlns="http://www.w3.org/1998/Math/MathML" display="block">
  <semantics>
    <mstyle mathvariant="bold">
      <mrow>
        <mi>n</mi>
        <mo stretchy="false">≥</mo>
        <mn>1</mn>
      </mrow>
    </mstyle>
    <annotation encoding="StarMath 5.0">bold {n &gt;= 1}</annotation>
  </semantics>
</math>
</file>

<file path=Object 16/content.xml><?xml version="1.0" encoding="utf-8"?>
<math xmlns="http://www.w3.org/1998/Math/MathML" display="block">
  <semantics>
    <mstyle mathvariant="bold">
      <mrow>
        <mrow>
          <mn>1</mn>
          <mo stretchy="false">+</mo>
          <mn>3</mn>
          <mo stretchy="false">+</mo>
          <mn>5</mn>
          <mo stretchy="false">+</mo>
          <mn>7</mn>
          <mo stretchy="false">+</mo>
          <mn>9</mn>
          <mo stretchy="false">+</mo>
          <mtext> . . . </mtext>
          <mo stretchy="false">+</mo>
          <mrow>
            <mo fence="true" form="prefix" stretchy="false">(</mo>
            <mrow>
              <mrow>
                <mn>2</mn>
                <mrow>
                  <mi>n</mi>
                  <mo stretchy="false">−</mo>
                  <mn>1</mn>
                </mrow>
              </mrow>
            </mrow>
            <mo fence="true" form="postfix" stretchy="false">)</mo>
          </mrow>
        </mrow>
        <mrow>
          <mtext> </mtext>
          <mo stretchy="false">=</mo>
          <msup>
            <mi>n</mi>
            <mn>2</mn>
          </msup>
        </mrow>
      </mrow>
    </mstyle>
    <annotation encoding="StarMath 5.0">bold {1 + 3 + 5 + 7 + 9 + " . . . "+ (2n -1) " " = n^2}</annotation>
  </semantics>
</math>
</file>

<file path=Object 17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(U_n)}</annotation>
  </semantics>
</math>
</file>

<file path=Object 18/content.xml><?xml version="1.0" encoding="utf-8"?>
<math xmlns="http://www.w3.org/1998/Math/MathML" display="block">
  <semantics>
    <mstyle mathvariant="bold">
      <mrow>
        <msub>
          <mi>U</mi>
          <mrow>
            <mi>n</mi>
            <mo stretchy="false">+</mo>
            <mn>1</mn>
          </mrow>
        </msub>
        <mo stretchy="false">=</mo>
        <mrow>
          <msub>
            <mi>U</mi>
            <mi>n</mi>
          </msub>
          <mo stretchy="false">+</mo>
          <mn>61</mn>
        </mrow>
      </mrow>
    </mstyle>
    <annotation encoding="StarMath 5.0">bold {U_{n+1} = U_n + 61}</annotation>
  </semantics>
</math>
</file>

<file path=Object 19/content.xml><?xml version="1.0" encoding="utf-8"?>
<math xmlns="http://www.w3.org/1998/Math/MathML" display="block">
  <semantics>
    <mstyle mathvariant="bold">
      <mrow>
        <msub>
          <mi>U</mi>
          <mn>0</mn>
        </msub>
        <mo stretchy="false">=</mo>
        <mrow>
          <mo stretchy="false">−</mo>
          <mn>267</mn>
        </mrow>
      </mrow>
    </mstyle>
    <annotation encoding="StarMath 5.0">bold {U_0 = -267}</annotation>
  </semantics>
</math>
</file>

<file path=Object 2/content.xml><?xml version="1.0" encoding="utf-8"?>
<math xmlns="http://www.w3.org/1998/Math/MathML" display="block">
  <semantics>
    <mstyle mathvariant="bold">
      <mrow>
        <mi>P</mi>
        <mrow>
          <mo fence="true" form="prefix" stretchy="false">(</mo>
          <mrow>
            <mi>n</mi>
          </mrow>
          <mo fence="true" form="postfix" stretchy="false">)</mo>
        </mrow>
      </mrow>
    </mstyle>
    <annotation encoding="StarMath 5.0">bold {P(n)}</annotation>
  </semantics>
</math>
</file>

<file path=Object 20/content.xml><?xml version="1.0" encoding="utf-8"?>
<math xmlns="http://www.w3.org/1998/Math/MathML" display="block">
  <semantics>
    <mstyle mathvariant="bold">
      <mrow>
        <mi>n</mi>
        <mo stretchy="false">≥</mo>
        <mn>0</mn>
      </mrow>
    </mstyle>
    <annotation encoding="StarMath 5.0">bold {n &gt;= 0}</annotation>
  </semantics>
</math>
</file>

<file path=Object 21/content.xml><?xml version="1.0" encoding="utf-8"?>
<math xmlns="http://www.w3.org/1998/Math/MathML" display="block">
  <semantics>
    <mstyle mathvariant="bold">
      <mrow>
        <mrow>
          <msub>
            <mi>U</mi>
            <mi>n</mi>
          </msub>
          <mo stretchy="false">=</mo>
          <mrow>
            <mrow>
              <mo stretchy="false">−</mo>
              <mn>267</mn>
            </mrow>
            <mo stretchy="false">+</mo>
            <mn>61</mn>
          </mrow>
        </mrow>
        <mi>n</mi>
      </mrow>
    </mstyle>
    <annotation encoding="StarMath 5.0">bold {U_n = -267 + 61n}</annotation>
  </semantics>
</math>
</file>

<file path=Object 22/content.xml><?xml version="1.0" encoding="utf-8"?>
<math xmlns="http://www.w3.org/1998/Math/MathML" display="block">
  <semantics>
    <mstyle mathvariant="bold">
      <mrow>
        <mi>n</mi>
        <mo stretchy="false">≥</mo>
        <mn>1</mn>
      </mrow>
    </mstyle>
    <annotation encoding="StarMath 5.0">bold {n &gt;= 1}</annotation>
  </semantics>
</math>
</file>

<file path=Object 23/content.xml><?xml version="1.0" encoding="utf-8"?>
<math xmlns="http://www.w3.org/1998/Math/MathML" display="block">
  <semantics>
    <mstyle mathvariant="bold">
      <mrow>
        <msub>
          <mi>U</mi>
          <mi>n</mi>
        </msub>
        <mo stretchy="false">&gt;</mo>
        <mn>0</mn>
      </mrow>
    </mstyle>
    <annotation encoding="StarMath 5.0">bold {U_n &gt; 0}</annotation>
  </semantics>
</math>
</file>

<file path=Object 24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(U_n)}</annotation>
  </semantics>
</math>
</file>

<file path=Object 25/content.xml><?xml version="1.0" encoding="utf-8"?>
<math xmlns="http://www.w3.org/1998/Math/MathML" display="block">
  <semantics>
    <mstyle mathvariant="bold">
      <mrow>
        <mrow>
          <msub>
            <mi>U</mi>
            <mrow>
              <mi>n</mi>
              <mo stretchy="false">+</mo>
              <mn>1</mn>
            </mrow>
          </msub>
          <mo stretchy="false">=</mo>
          <mfrac>
            <mrow>
              <mo fence="true" form="prefix" stretchy="false">(</mo>
              <mrow>
                <mrow>
                  <mi>n</mi>
                  <mo stretchy="false">+</mo>
                  <mn>1</mn>
                </mrow>
              </mrow>
              <mo fence="true" form="postfix" stretchy="false">)</mo>
            </mrow>
            <mi>n</mi>
          </mfrac>
        </mrow>
        <msub>
          <mi>U</mi>
          <mi>n</mi>
        </msub>
      </mrow>
    </mstyle>
    <annotation encoding="StarMath 5.0">bold {U_{n+1} = {(n + 1) over n} U_n}</annotation>
  </semantics>
</math>
</file>

<file path=Object 29/content.xml><?xml version="1.0" encoding="utf-8"?>
<math xmlns="http://www.w3.org/1998/Math/MathML" display="block">
  <semantics>
    <mstyle mathvariant="bold">
      <mrow>
        <msub>
          <mi>U</mi>
          <mn>1</mn>
        </msub>
        <mo stretchy="false">=</mo>
        <mn>1</mn>
      </mrow>
    </mstyle>
    <annotation encoding="StarMath 5.0">bold {U_1 = 1}</annotation>
  </semantics>
</math>
</file>

<file path=Object 3/content.xml><?xml version="1.0" encoding="utf-8"?>
<math xmlns="http://www.w3.org/1998/Math/MathML" display="block">
  <semantics>
    <mstyle mathvariant="bold">
      <mrow>
        <mi>n</mi>
        <mo stretchy="false">≥</mo>
        <mi>k</mi>
      </mrow>
    </mstyle>
    <annotation encoding="StarMath 5.0">bold {n &gt;= k}</annotation>
  </semantics>
</math>
</file>

<file path=Object 31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(U_n)}</annotation>
  </semantics>
</math>
</file>

<file path=Object 4/content.xml><?xml version="1.0" encoding="utf-8"?>
<math xmlns="http://www.w3.org/1998/Math/MathML" display="block">
  <semantics>
    <mstyle mathvariant="bold">
      <mrow>
        <mi>P</mi>
        <mrow>
          <mo fence="true" form="prefix" stretchy="false">(</mo>
          <mrow>
            <mi>k</mi>
          </mrow>
          <mo fence="true" form="postfix" stretchy="false">)</mo>
        </mrow>
      </mrow>
    </mstyle>
    <annotation encoding="StarMath 5.0">bold {P(k)}</annotation>
  </semantics>
</math>
</file>

<file path=Object 5/content.xml><?xml version="1.0" encoding="utf-8"?>
<math xmlns="http://www.w3.org/1998/Math/MathML" display="block">
  <semantics>
    <mstyle mathvariant="bold">
      <mrow>
        <mi>P</mi>
        <mrow>
          <mo fence="true" form="prefix" stretchy="false">(</mo>
          <mrow>
            <mi>n</mi>
          </mrow>
          <mo fence="true" form="postfix" stretchy="false">)</mo>
        </mrow>
      </mrow>
    </mstyle>
    <annotation encoding="StarMath 5.0">bold {P(n)}</annotation>
  </semantics>
</math>
</file>

<file path=Object 6/content.xml><?xml version="1.0" encoding="utf-8"?>
<math xmlns="http://www.w3.org/1998/Math/MathML" display="block">
  <semantics>
    <mstyle mathvariant="bold">
      <mrow>
        <mi>n</mi>
        <mo stretchy="false">=</mo>
        <mi>k</mi>
      </mrow>
    </mstyle>
    <annotation encoding="StarMath 5.0">bold {n = k}</annotation>
  </semantics>
</math>
</file>

<file path=Object 69/content.xml><?xml version="1.0" encoding="utf-8"?>
<math xmlns="http://www.w3.org/1998/Math/MathML" display="block">
  <semantics>
    <mstyle mathvariant="bold">
      <mrow>
        <msub>
          <mi>V</mi>
          <mi>n</mi>
        </msub>
        <mo stretchy="false">=</mo>
        <mrow>
          <mn>316</mn>
          <mo stretchy="false">×</mo>
          <msup>
            <mn>1,45</mn>
            <mi>n</mi>
          </msup>
        </mrow>
      </mrow>
    </mstyle>
    <annotation encoding="StarMath 5.0">bold {V_n = 316 times 1,45^n}</annotation>
  </semantics>
</math>
</file>

<file path=Object 7/content.xml><?xml version="1.0" encoding="utf-8"?>
<math xmlns="http://www.w3.org/1998/Math/MathML" display="block">
  <semantics>
    <mstyle mathvariant="bold">
      <mrow>
        <mi>P</mi>
        <mrow>
          <mo fence="true" form="prefix" stretchy="false">(</mo>
          <mrow>
            <mi>n</mi>
          </mrow>
          <mo fence="true" form="postfix" stretchy="false">)</mo>
        </mrow>
      </mrow>
    </mstyle>
    <annotation encoding="StarMath 5.0">bold {P(n)}</annotation>
  </semantics>
</math>
</file>

<file path=Object 71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V</mi>
            <mi>n</mi>
          </msub>
        </mrow>
        <mo fence="true" form="postfix" stretchy="false">)</mo>
      </mrow>
    </mstyle>
    <annotation encoding="StarMath 5.0">bold {(V_n)}</annotation>
  </semantics>
</math>
</file>

<file path=Object 72/content.xml><?xml version="1.0" encoding="utf-8"?>
<math xmlns="http://www.w3.org/1998/Math/MathML" display="block">
  <semantics>
    <mstyle mathvariant="bold">
      <mrow>
        <msub>
          <mi>V</mi>
          <mrow>
            <mi>n</mi>
            <mo stretchy="false">+</mo>
            <mn>1</mn>
          </mrow>
        </msub>
        <mo stretchy="false">=</mo>
        <mrow>
          <msub>
            <mi>V</mi>
            <mi>n</mi>
          </msub>
          <mo stretchy="false">×</mo>
          <mn>1,45</mn>
        </mrow>
      </mrow>
    </mstyle>
    <annotation encoding="StarMath 5.0">bold {V_{n+1} = V_n times 1,45 }</annotation>
  </semantics>
</math>
</file>

<file path=Object 73/content.xml><?xml version="1.0" encoding="utf-8"?>
<math xmlns="http://www.w3.org/1998/Math/MathML" display="block">
  <semantics>
    <mstyle mathvariant="bold">
      <mrow>
        <msub>
          <mi>V</mi>
          <mn>0</mn>
        </msub>
        <mo stretchy="false">=</mo>
        <mn>316</mn>
      </mrow>
    </mstyle>
    <annotation encoding="StarMath 5.0">bold {V_0 = 316}</annotation>
  </semantics>
</math>
</file>

<file path=Object 74/content.xml><?xml version="1.0" encoding="utf-8"?>
<math xmlns="http://www.w3.org/1998/Math/MathML" display="block">
  <semantics>
    <mstyle mathvariant="bold">
      <mrow>
        <mi>n</mi>
        <mo stretchy="false">≥</mo>
        <mn>0</mn>
      </mrow>
    </mstyle>
    <annotation encoding="StarMath 5.0">bold {n &gt;= 0}</annotation>
  </semantics>
</math>
</file>

<file path=Object 8/content.xml><?xml version="1.0" encoding="utf-8"?>
<math xmlns="http://www.w3.org/1998/Math/MathML" display="block">
  <semantics>
    <mstyle mathvariant="bold">
      <mrow>
        <mi>P</mi>
        <mrow>
          <mo fence="true" form="prefix" stretchy="false">(</mo>
          <mrow>
            <mrow>
              <mi>n</mi>
              <mo stretchy="false">+</mo>
              <mn>1</mn>
            </mrow>
          </mrow>
          <mo fence="true" form="postfix" stretchy="false">)</mo>
        </mrow>
      </mrow>
    </mstyle>
    <annotation encoding="StarMath 5.0">bold {P(n+1)}</annotation>
  </semantics>
</math>
</file>

<file path=Object 9/content.xml><?xml version="1.0" encoding="utf-8"?>
<math xmlns="http://www.w3.org/1998/Math/MathML" display="block">
  <semantics>
    <mstyle mathvariant="bold">
      <mrow>
        <mi>P</mi>
        <mrow>
          <mo fence="true" form="prefix" stretchy="false">(</mo>
          <mrow>
            <mi>k</mi>
          </mrow>
          <mo fence="true" form="postfix" stretchy="false">)</mo>
        </mrow>
      </mrow>
    </mstyle>
    <annotation encoding="StarMath 5.0">bold {P(k)}</annotation>
  </semantics>
</math>
</file>